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8.463cm"/>
    </style:style>
    <style:style style:name="co16" style:family="table-column">
      <style:table-column-properties fo:break-before="auto" style:column-width="5.8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7.345cm" fo:break-before="auto" style:use-optimal-row-height="false"/>
    </style:style>
    <style:style style:name="ro11" style:family="table-row">
      <style:table-row-properties style:row-height="8.819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ro16" style:family="table-row">
      <style:table-row-properties style:row-height="0.369cm" fo:break-before="auto" style:use-optimal-row-height="true"/>
    </style:style>
    <style:style style:name="ro17" style:family="table-row">
      <style:table-row-properties style:row-height="15.916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8099">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style:style style:name="ce169" style:family="table-cell" style:parent-style-name="Defaul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1"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7"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8"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1"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2"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8"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9"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0"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office:value-type="string" office:string-value="test_Parser(primitives): 1,5 2095">
            <text:p>test_Parser(primitives): 1,5 2095</text:p>
          </table:table-cell>
          <table:table-cell table:formula="of:=TESTSTAT(&quot;name&quot;; [.B46])" office:value-type="string" office:string-value="test_Parser(primitives):">
            <text:p>test_Parser(primitives):</text:p>
          </table:table-cell>
          <table:table-cell table:style-name="ce161" table:formula="of:=TESTSTAT(&quot;time&quot;; [.B46])" office:value-type="float" office:value="1.5">
            <text:p>1,5 sec</text:p>
          </table:table-cell>
          <table:table-cell table:style-name="ce163" table:formula="of:=TESTSTAT(&quot;count&quot;; [.B46])" office:value-type="float" office:value="2095">
            <text:p>2095</text:p>
          </table:table-cell>
          <table:table-cell table:style-name="ce165" table:formula="of:=[.E46]/[.D46]" office:value-type="float" office:value="1396.66666666667">
            <text:p>1396,7 a/sec</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6 1397">
            <text:p>test_Parser(multiplicity): 1,6 1397</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6">
            <text:p>1,6 sec</text:p>
          </table:table-cell>
          <table:table-cell table:style-name="ce163" table:formula="of:=TESTSTAT(&quot;count&quot;; [.B47])" office:value-type="float" office:value="1397">
            <text:p>1397</text:p>
          </table:table-cell>
          <table:table-cell table:style-name="ce165" table:formula="of:=[.E47]/[.D47]" office:value-type="float" office:value="873.125">
            <text:p>873,1 a/sec</text:p>
          </table:table-cell>
          <table:table-cell table:number-columns-repeated="4"/>
        </table:table-row>
        <table:table-row table:style-name="ro6">
          <table:table-cell/>
          <table:table-cell table:formula="of:=TEST_PARSER(&quot;basic&quot;)" office:value-type="string" office:string-value="test_Parser(basic): 2,4 3205">
            <text:p>test_Parser(basic): 2,4 3205</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4">
            <text:p>2,4 sec</text:p>
          </table:table-cell>
          <table:table-cell table:style-name="ce163" table:formula="of:=TESTSTAT(&quot;count&quot;; [.B48])" office:value-type="float" office:value="3205">
            <text:p>3205</text:p>
          </table:table-cell>
          <table:table-cell table:style-name="ce165" table:formula="of:=[.E48]/[.D48]" office:value-type="float" office:value="1335.41666666667">
            <text:p>1335,4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7">
            <text:p>0,7 sec</text:p>
          </table:table-cell>
          <table:table-cell table:style-name="ce163" table:formula="of:=TESTSTAT(&quot;count&quot;; [.B49])" office:value-type="float" office:value="471">
            <text:p>471</text:p>
          </table:table-cell>
          <table:table-cell table:style-name="ce165"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3 2948">
            <text:p>test_Parser(numbers): 3 2948</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3">
            <text:p>3,0 sec</text:p>
          </table:table-cell>
          <table:table-cell table:style-name="ce163" table:formula="of:=TESTSTAT(&quot;count&quot;; [.B50])" office:value-type="float" office:value="2948">
            <text:p>2948</text:p>
          </table:table-cell>
          <table:table-cell table:style-name="ce165" table:formula="of:=[.E50]/[.D50]" office:value-type="float" office:value="982.666666666667">
            <text:p>982,7 a/sec</text:p>
          </table:table-cell>
          <table:table-cell table:number-columns-repeated="4"/>
        </table:table-row>
        <table:table-row table:style-name="ro6">
          <table:table-cell/>
          <table:table-cell table:formula="of:=TEST_PARSER(&quot;types&quot;)" office:value-type="string" office:string-value="test_Parser(types): 6,5 11062">
            <text:p>test_Parser(types): 6,5 11062</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5">
            <text:p>6,5 sec</text:p>
          </table:table-cell>
          <table:table-cell table:style-name="ce163" table:formula="of:=TESTSTAT(&quot;count&quot;; [.B51])" office:value-type="float" office:value="11062">
            <text:p>11062</text:p>
          </table:table-cell>
          <table:table-cell table:style-name="ce165" table:formula="of:=[.E51]/[.D51]" office:value-type="float" office:value="1701.84615384615">
            <text:p>1701,8 a/sec</text:p>
          </table:table-cell>
          <table:table-cell table:number-columns-repeated="4"/>
        </table:table-row>
        <table:table-row table:style-name="ro6">
          <table:table-cell table:number-columns-repeated="3"/>
          <table:table-cell table:style-name="ce162" table:formula="of:=SUM([.D46:.D51])" office:value-type="float" office:value="15.7">
            <text:p>15,7 sec</text:p>
          </table:table-cell>
          <table:table-cell table:style-name="ce164" table:formula="of:=SUM([.E46:.E51])" office:value-type="float" office:value="21178">
            <text:p>21178</text:p>
          </table:table-cell>
          <table:table-cell table:style-name="ce166" table:formula="of:=[.E52]/[.D52]" office:value-type="float" office:value="1348.91719745223">
            <text:p>134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2 21173">
            <text:p>test_Parser(all): 14,2 21173</text:p>
          </table:table-cell>
          <table:table-cell table:formula="of:=TESTSTAT(&quot;name&quot;; [.B54])" office:value-type="string" office:string-value="test_Parser(all):">
            <text:p>test_Parser(all):</text:p>
          </table:table-cell>
          <table:table-cell table:style-name="ce161" table:formula="of:=TESTSTAT(&quot;time&quot;; [.B54])" office:value-type="float" office:value="14.2">
            <text:p>14,2 sec</text:p>
          </table:table-cell>
          <table:table-cell table:style-name="ce163" table:formula="of:=TESTSTAT(&quot;count&quot;; [.B54])" office:value-type="float" office:value="21173">
            <text:p>21173</text:p>
          </table:table-cell>
          <table:table-cell table:style-name="ce165" table:formula="of:=[.E54]/[.D54]" office:value-type="float" office:value="1491.05633802817">
            <text:p>1491,1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5" office:value-type="boolean" office:boolean-value="true">
            <text:p>WAHR</text:p>
          </table:table-cell>
          <table:table-cell table:style-name="ce154" table:formula="of:=DERIVATIONTREE_PRSGRAMMAR([.A61]; [.A60])" office:value-type="string" office:string-value="─Grammar&#13;&#10; └─Rule&#13;&#10;   ├─RuleName&#13;&#10;   │ └─'Foo_7'&#13;&#10;   └─Alt&#13;&#10;     ├─Con&#13;&#10;     │ └─(+):(. . .)&#13;&#10;     │      ├─Nonterminal&#13;&#10;     │      │ └─'AB'&#13;&#10;     │      └─Nonterminal&#13;&#10;     │        └─'C'&#13;&#10;     └─(*):(. . .)&#13;&#10;          ├─Con&#13;&#10;          │ └─(+):(. . .)&#13;&#10;          │      ├─Nonterminal&#13;&#10;          │      │ └─'D'&#13;&#10;          │      └─Nonterminal&#13;&#10;          │        └─'E'&#13;&#10;          └─Con&#13;&#10;            └─(+):(. . .)&#13;&#10;                 └─Nonterminal&#13;&#10;                   └─'F'">
            <text:p>─Grammar<text:line-break/> └─Rule<text:line-break/> <text:s text:c="2"/>├─RuleName<text:line-break/> <text:s text:c="2"/>│ └─'Foo_7'<text:line-break/> <text:s text:c="2"/>└─Alt<text:line-break/> <text:s text:c="4"/>├─Con<text:line-break/> <text:s text:c="4"/>│ └─(+):(. . .)<text:line-break/> <text:s text:c="4"/>│ <text:s text:c="5"/>├─Nonterminal<text:line-break/> <text:s text:c="4"/>│ <text:s text:c="5"/>│ └─'AB'<text:line-break/> <text:s text:c="4"/>│ <text:s text:c="5"/>└─Nonterminal<text:line-break/> <text:s text:c="4"/>│ <text:s text:c="7"/>└─'C'<text:line-break/> <text:s text:c="4"/>└─(*):(. . .)<text:line-break/> <text:s text:c="9"/>├─Con<text:line-break/> <text:s text:c="9"/>│ └─(+):(. . .)<text:line-break/> <text:s text:c="9"/>│ <text:s text:c="5"/>├─Nonterminal<text:line-break/> <text:s text:c="9"/>│ <text:s text:c="5"/>│ └─'D'<text:line-break/> <text:s text:c="9"/>│ <text:s text:c="5"/>└─Nonterminal<text:line-break/> <text:s text:c="9"/>│ <text:s text:c="7"/>└─'E'<text:line-break/> <text:s text:c="9"/>└─Con<text:line-break/> <text:s text:c="11"/>└─(+):(. . .)<text:line-break/> <text:s text:c="16"/>└─Nonterminal<text:line-break/> <text:s text:c="18"/>└─'F'</text:p>
          </table:table-cell>
          <table:table-cell table:number-columns-repeated="8"/>
        </table:table-row>
        <table:table-row table:style-name="ro10">
          <table:table-cell table:style-name="ce156" office:value-type="string">
            <text:p><text:s/>Foo_7 ::= AB C |D E | F <text:s/></text:p>
          </table:table-cell>
          <table:table-cell table:style-name="ce154"/>
          <table:table-cell table:number-columns-repeated="8"/>
        </table:table-row>
        <table:table-row table:style-name="ro11">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return '(Unit [])')">
            <text:p>(return '(Unit [])')</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promoteSingleTerminal" form:control-implementation="ooo:com.sun.star.form.component.CheckBox" xml:id="control3" form:id="control3" form:label="promoteSingleTermin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9"/>
        <table:table-column table:style-name="co15" table:default-cell-style-name="ce169"/>
        <table:table-column table:style-name="co16" table:default-cell-style-name="ce169"/>
        <table:table-column table:style-name="co17" table:default-cell-style-name="ce181"/>
        <table:table-column table:style-name="co17" table:default-cell-style-name="ce185"/>
        <table:table-column table:style-name="co18" table:default-cell-style-name="ce169"/>
        <table:table-column table:style-name="co5" table:number-columns-repeated="1018" table:default-cell-style-name="ce169"/>
        <table:table-row table:style-name="ro16">
          <table:table-cell table:number-columns-repeated="2"/>
          <table:table-cell table:style-name="ce173" table:number-columns-repeated="2"/>
          <table:table-cell table:style-name="ce182"/>
          <table:table-cell table:style-name="ce173"/>
          <table:table-cell table:number-columns-repeated="1018"/>
        </table:table-row>
        <table:table-row table:style-name="ro6">
          <table:table-cell/>
          <table:table-cell table:style-name="ce170" office:value-type="string" table:number-columns-spanned="1" table:number-rows-spanned="16">
            <text:p><text:s text:c="10"/>S ::= Grammar</text:p>
            <text:p/>
            <text:p><text:s text:c="9"/>ws ::= [ \t]</text:p>
            <text:p><text:s text:c="9"/>nl ::= "\r" "\n"?</text:p>
            <text:p><text:s text:c="14"/>| "\n" "\r"?</text:p>
            <text:p><text:s text:c="4"/>lineSep ::= ws* nl ws*</text:p>
            <text:p><text:span text:style-name="T2"><text:s text:c="6"/></text:span><text:span text:style-name="T2">Ident ::= [_A-Za-z][\-0-9_A-Za-z]*</text:span></text:p>
            <text:p><text:span text:style-name="T2"/></text:p>
            <text:p><text:s text:c="4"/>Grammar ::= Rule</text:p>
            <text:p><text:s text:c="7"/>Rule ::= ws* RuleName ws* "::=" Alt</text:p>
            <text:p><text:s text:c="3"/>RuleName ::= Ident</text:p>
            <text:p><text:s text:c="8"/>Alt ::= ws* Con ("|" ws* Con)*</text:p>
            <text:p><text:s text:c="8"/>Con ::= Nonterminal ws*</text:p>
            <text:p><text:span text:style-name="T2">Nonterminal ::= Ident</text:span></text:p>
          </table:table-cell>
          <table:table-cell table:style-name="ce174" table:formula="of:=DERIVATIONTREE_PRSGRAMMAR([.B18]; SUM([.D2:.D17]))" office:value-type="string" office:string-value="─Grammar&#13;&#10; └─Rule&#13;&#10;   ├─RuleName&#13;&#10;   │ └─Ident:'FoO_7'&#13;&#10;   └─Alt&#13;&#10;     ├─Con&#13;&#10;     │ ├─Nonterminal&#13;&#10;     │ │ └─Ident:'AB'&#13;&#10;     │ └─Nonterminal&#13;&#10;     │   └─Ident:'C'&#13;&#10;     ├─Con&#13;&#10;     │ ├─Nonterminal&#13;&#10;     │ │ └─Ident:'D'&#13;&#10;     │ ├─Nonterminal&#13;&#10;     │ │ └─Ident:'E'&#13;&#10;     │ └─Nonterminal&#13;&#10;     │   └─Ident:'F'&#13;&#10;     └─Con&#13;&#10;       └─Nonterminal&#13;&#10;         └─Ident:'Fo0_7'" table:number-columns-spanned="1" table:number-rows-spanned="17">
            <text:p>─Grammar</text:p>
            <text:p><text:s/>└─Rule</text:p>
            <text:p><text:s text:c="3"/>├─RuleName</text:p>
            <text:p><text:s text:c="3"/>│ └─Ident:'FoO_7'</text:p>
            <text:p><text:s text:c="3"/>└─Alt</text:p>
            <text:p><text:s text:c="5"/>├─Con</text:p>
            <text:p><text:s text:c="5"/>│ ├─Nonterminal</text:p>
            <text:p><text:s text:c="5"/>│ │ └─Ident:'AB'</text:p>
            <text:p><text:s text:c="5"/>│ └─Nonterminal</text:p>
            <text:p><text:s text:c="5"/>│ <text:s text:c="2"/>└─Ident:'C'</text:p>
            <text:p><text:s text:c="5"/>├─Con</text:p>
            <text:p><text:s text:c="5"/>│ ├─Nonterminal</text:p>
            <text:p><text:s text:c="5"/>│ │ └─Ident:'D'</text:p>
            <text:p><text:s text:c="5"/>│ ├─Nonterminal</text:p>
            <text:p><text:s text:c="5"/>│ │ └─Ident:'E'</text:p>
            <text:p><text:s text:c="5"/>│ └─Nonterminal</text:p>
            <text:p><text:s text:c="5"/>│ <text:s text:c="2"/>└─Ident:'F'</text:p>
            <text:p><text:s text:c="5"/>└─Con</text:p>
            <text:p><text:s text:c="7"/>└─Nonterminal</text:p>
            <text:p><text:s text:c="9"/>└─Ident:'Fo0_7'</text:p>
          </table:table-cell>
          <table:table-cell table:style-name="ce177" table:formula="of:=[.E2]*[.F2]" office:value-type="float" office:value="1">
            <text:p>1</text:p>
          </table:table-cell>
          <table:table-cell table:style-name="ce183" office:value-type="string">
            <text:p>1</text:p>
          </table:table-cell>
          <table:table-cell table:style-name="ce187"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1"/>
          <table:covered-table-cell table:style-name="ce175"/>
          <table:table-cell table:style-name="ce178" table:formula="of:=[.E3]*[.F3]" office:value-type="float" office:value="2">
            <text:p>2</text:p>
          </table:table-cell>
          <table:table-cell table:style-name="ce184" office:value-type="string">
            <text:p>1</text:p>
          </table:table-cell>
          <table:table-cell table:style-name="ce188"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1"/>
          <table:covered-table-cell table:style-name="ce175"/>
          <table:table-cell table:style-name="ce178" table:formula="of:=[.E4]*[.F4]" office:value-type="float" office:value="4">
            <text:p>4</text:p>
          </table:table-cell>
          <table:table-cell table:style-name="ce184" office:value-type="string">
            <text:p>1</text:p>
          </table:table-cell>
          <table:table-cell table:style-name="ce188"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1"/>
          <table:covered-table-cell table:style-name="ce175"/>
          <table:table-cell table:style-name="ce178" table:formula="of:=[.E5]*[.F5]" office:value-type="float" office:value="8">
            <text:p>8</text:p>
          </table:table-cell>
          <table:table-cell table:style-name="ce184" office:value-type="string">
            <text:p>1</text:p>
          </table:table-cell>
          <table:table-cell table:style-name="ce188"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17">
          <table:table-cell/>
          <table:table-cell table:style-name="ce172" office:value-type="string">
            <text:p>FoO_7 ::=AB C |D E F| Fo0_7</text:p>
          </table:table-cell>
          <table:covered-table-cell table:style-name="ce176"/>
          <table:table-cell table:style-name="ce180"/>
          <table:table-cell table:style-name="ce186"/>
          <table:table-cell table:style-name="ce190"/>
          <table:table-cell table:number-columns-repeated="1018"/>
        </table:table-row>
        <table:table-row table:style-name="ro16" table:number-rows-repeated="1048557">
          <table:table-cell table:number-columns-repeated="1024"/>
        </table:table-row>
        <table:table-row table:style-name="ro16">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8.05.2017</text:date>, <text:time>19:15: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8T19:15:01.01</dc:date>
    <meta:editing-duration>P152DT15H20M32S</meta:editing-duration>
    <meta:editing-cycles>559</meta:editing-cycles>
    <meta:generator>OpenOffice/4.1.2$Win32 OpenOffice.org_project/412m3$Build-9782</meta:generator>
    <meta:document-statistic meta:table-count="11" meta:cell-count="7733" meta:object-count="5"/>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NL() : NL = Chr(13) &amp; Chr(10) :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ZeroOrOne(p) Then ' p is of shape q +++ (return Empty)
		q = p.st0
		s = dtMultLabel("?", q)
		f = mkDtMult(s)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Choice(q, pReturn(nil))
		If (options And dtOpt_implicitMult) &lt;&gt; 0 Then
			result.typ = typ_Parser_List_ASN
		Else
			result = pBind(result, compose(pReturn, f))
			result.typ = typ_Parser_ASN
		End If
	ElseIf isPMany(p) Then ' p is of shape (many1 q) +++ (return nil)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treat it
								' as a plain seqL id
								result = _toDerivationP( _
									pSeq(p.st(0), cons), seen, options)
							End If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Grammar()
	Static result As Object
	If isNull(result) Then
		result = fixIndirection(pInd("Grammar"), _
			pGrmRule _
		)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Skip(pMany(pWhite)), _
			pGrmCon, _
			pMany( _
				pSeq(Array( _
					pSkip(pStr("|")), _
					pSkip(pMany(pWhite)), _
					pGrmCon _
				), id) _
			) _
		), cons)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Array( _
				pGrmNonterminal, _
				pSkip(pMany(pWhite)) _
			), id) _
		)
		result = fixIndirection(pCon, result)
	End If
	pGrmCon = result
End Function

Function pGrmNonterminal()
	Static result As Object
	If isNull(result) Then
		result = pGrmIdent
		result = fixIndirection(pInd("Nonterminal"), result)
	End If
	pGrmNon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